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23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29.4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7"/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nrj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4" table:number-columns-repeated="2" table:default-cell-style-name="ce4"/>
        <table:table-row table:style-name="ro1">
          <table:table-cell table:style-name="ce1" office:value-type="string" calcext:value-type="string">
            <text:p>Conformation</text:p>
          </table:table-cell>
          <table:table-cell table:style-name="ce1" office:value-type="string" calcext:value-type="string">
            <text:p>E (kcal/mol)</text:p>
          </table:table-cell>
          <table:table-cell table:style-name="ce1" office:value-type="string" calcext:value-type="string">
            <text:p>E_rel (kcal/mol)</text:p>
          </table:table-cell>
          <table:table-cell table:style-name="ce1" office:value-type="string" calcext:value-type="string">
            <text:p>K_i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_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1.577" calcext:value-type="float">
            <text:p>191,577</text:p>
          </table:table-cell>
          <table:table-cell table:formula="of:=[.B2]-MIN([.$B$2:.$B$1588])" office:value-type="float" office:value="0" calcext:value-type="float">
            <text:p>0,0</text:p>
          </table:table-cell>
          <table:table-cell table:formula="of:=EXP(-[.C2]*1000/(1.987*298.15))" office:value-type="float" office:value="1" calcext:value-type="float">
            <text:p>1</text:p>
          </table:table-cell>
          <table:table-cell table:formula="of:=[.D2]/SUM([.$D$2:.$D$1588])" office:value-type="percentage" office:value="0.341928723360146" calcext:value-type="percentage">
            <text:p>34,19 %</text:p>
          </table:table-cell>
          <table:table-cell table:formula="of:=SUM([.$E$2:.E2])" office:value-type="percentage" office:value="0.30484677092221" calcext:value-type="percentage">
            <text:p>30,48 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1.64" calcext:value-type="float">
            <text:p>191,64</text:p>
          </table:table-cell>
          <table:table-cell table:formula="of:=[.B3]-MIN([.$B$2:.$B$1588])" office:value-type="float" office:value="0.0629999999999882" calcext:value-type="float">
            <text:p>0,1</text:p>
          </table:table-cell>
          <table:table-cell table:formula="of:=EXP(-[.C3]*1000/(1.987*298.15))" office:value-type="float" office:value="0.899116427114351" calcext:value-type="float">
            <text:p>0,899116427114351</text:p>
          </table:table-cell>
          <table:table-cell table:formula="of:=[.D3]/SUM([.$D$2:.$D$1588])" office:value-type="percentage" office:value="0.307433732075346" calcext:value-type="percentage">
            <text:p>30,74 %</text:p>
          </table:table-cell>
          <table:table-cell table:formula="of:=SUM([.$E$2:.E3])" office:value-type="percentage" office:value="0.578939510411135" calcext:value-type="percentage">
            <text:p>57,89 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2.09" calcext:value-type="float">
            <text:p>192,09</text:p>
          </table:table-cell>
          <table:table-cell table:formula="of:=[.B4]-MIN([.$B$2:.$B$1588])" office:value-type="float" office:value="0.513000000000005" calcext:value-type="float">
            <text:p>0,5</text:p>
          </table:table-cell>
          <table:table-cell table:formula="of:=EXP(-[.C4]*1000/(1.987*298.15))" office:value-type="float" office:value="0.420658564473487" calcext:value-type="float">
            <text:p>0,420658564473487</text:p>
          </table:table-cell>
          <table:table-cell table:formula="of:=[.D4]/SUM([.$D$2:.$D$1588])" office:value-type="percentage" office:value="0.143835245920931" calcext:value-type="percentage">
            <text:p>14,38 %</text:p>
          </table:table-cell>
          <table:table-cell table:formula="of:=SUM([.$E$2:.E5])" office:value-type="percentage" office:value="0.870482079914861" calcext:value-type="percentage">
            <text:p>87,05 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2.458" calcext:value-type="float">
            <text:p>192,458</text:p>
          </table:table-cell>
          <table:table-cell table:formula="of:=[.B5]-MIN([.$B$2:.$B$1588])" office:value-type="float" office:value="0.881" calcext:value-type="float">
            <text:p>0,9</text:p>
          </table:table-cell>
          <table:table-cell table:formula="of:=EXP(-[.C5]*1000/(1.987*298.15))" office:value-type="float" office:value="0.226024821193616" calcext:value-type="float">
            <text:p>0,226024821193616</text:p>
          </table:table-cell>
          <table:table-cell table:formula="of:=[.D5]/SUM([.$D$2:.$D$1588])" office:value-type="percentage" office:value="0.0772843785584383" calcext:value-type="percentage">
            <text:p>7,73 %</text:p>
          </table:table-cell>
          <table:table-cell table:formula="of:=SUM([.$E$2:.E6])" office:value-type="percentage" office:value="0.927806079164371" calcext:value-type="percentage">
            <text:p>92,78 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2.635" calcext:value-type="float">
            <text:p>192,635</text:p>
          </table:table-cell>
          <table:table-cell table:formula="of:=[.B6]-MIN([.$B$2:.$B$1588])" office:value-type="float" office:value="1.05799999999999" calcext:value-type="float">
            <text:p>1,1</text:p>
          </table:table-cell>
          <table:table-cell table:formula="of:=EXP(-[.C6]*1000/(1.987*298.15))" office:value-type="float" office:value="0.167648972821546" calcext:value-type="float">
            <text:p>0,167648972821546</text:p>
          </table:table-cell>
          <table:table-cell table:formula="of:=[.D6]/SUM([.$D$2:.$D$1588])" office:value-type="percentage" office:value="0.0573239992495108" calcext:value-type="percentage">
            <text:p>5,73 %</text:p>
          </table:table-cell>
          <table:table-cell table:formula="of:=SUM([.$E$2:.E7])" office:value-type="percentage" office:value="0.851177879774985" calcext:value-type="percentage">
            <text:p>85,12 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3.083" calcext:value-type="float">
            <text:p>193,083</text:p>
          </table:table-cell>
          <table:table-cell table:formula="of:=[.B7]-MIN([.$B$2:.$B$1588])" office:value-type="float" office:value="1.506" calcext:value-type="float">
            <text:p>1,5</text:p>
          </table:table-cell>
          <table:table-cell table:formula="of:=EXP(-[.C7]*1000/(1.987*298.15))" office:value-type="float" office:value="0.0787011105564245" calcext:value-type="float">
            <text:p>0,078701110556425</text:p>
          </table:table-cell>
          <table:table-cell table:formula="of:=[.D7]/SUM([.$D$2:.$D$1588])" office:value-type="percentage" office:value="0.0269101702595839" calcext:value-type="percentage">
            <text:p>2,69 %</text:p>
          </table:table-cell>
          <table:table-cell table:formula="of:=SUM([.$E$2:.E8])" office:value-type="percentage" office:value="0.87345232625542" calcext:value-type="percentage">
            <text:p>87,35 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3.127" calcext:value-type="float">
            <text:p>193,127</text:p>
          </table:table-cell>
          <table:table-cell table:formula="of:=[.B8]-MIN([.$B$2:.$B$1588])" office:value-type="float" office:value="1.55000000000001" calcext:value-type="float">
            <text:p>1,6</text:p>
          </table:table-cell>
          <table:table-cell table:formula="of:=EXP(-[.C8]*1000/(1.987*298.15))" office:value-type="float" office:value="0.0730676805696558" calcext:value-type="float">
            <text:p>0,073067680569656</text:p>
          </table:table-cell>
          <table:table-cell table:formula="of:=[.D8]/SUM([.$D$2:.$D$1588])" office:value-type="percentage" office:value="0.0249839387360693" calcext:value-type="percentage">
            <text:p>2,50 %</text:p>
          </table:table-cell>
          <table:table-cell table:formula="of:=SUM([.$E$2:.E9])" office:value-type="percentage" office:value="0.891550636420568" calcext:value-type="percentage">
            <text:p>89,16 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3.25" calcext:value-type="float">
            <text:p>193,25</text:p>
          </table:table-cell>
          <table:table-cell table:formula="of:=[.B9]-MIN([.$B$2:.$B$1588])" office:value-type="float" office:value="1.673" calcext:value-type="float">
            <text:p>1,7</text:p>
          </table:table-cell>
          <table:table-cell table:formula="of:=EXP(-[.C9]*1000/(1.987*298.15))" office:value-type="float" office:value="0.0593685480426696" calcext:value-type="float">
            <text:p>0,05936854804267</text:p>
          </table:table-cell>
          <table:table-cell table:formula="of:=[.D9]/SUM([.$D$2:.$D$1588])" office:value-type="percentage" office:value="0.0202998118399755" calcext:value-type="percentage">
            <text:p>2,03 %</text:p>
          </table:table-cell>
          <table:table-cell table:formula="of:=SUM([.$E$2:.E10])" office:value-type="percentage" office:value="1" calcext:value-type="percentage">
            <text:p>100,00 %</text:p>
          </table:table-cell>
        </table:table-row>
        <table:table-row table:style-name="ro1" table:number-rows-repeated="17"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156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nrj.A1:nrj.B158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1">00/00/0000</text:date>, <text:time style:data-style-name="N2" text:time-value="10:55:32.5510699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7-11T11:39:16.256837608</dc:date>
    <meta:editing-duration>PT4H18M1S</meta:editing-duration>
    <meta:editing-cycles>14</meta:editing-cycles>
    <meta:generator>LibreOffice/6.1.5.2$Linux_X86_64 LibreOffice_project/10$Build-2</meta:generator>
    <meta:document-statistic meta:table-count="1" meta:cell-count="54" meta:object-count="0"/>
  </office:meta>
</office:document-meta>
</file>